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5a58b" officeooo:paragraph-rsid="0005a58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a58b" officeooo:paragraph-rsid="0005a58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5a58b" officeooo:paragraph-rsid="0005a58b" style:font-weight-asian="normal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officeooo:paragraph-rsid="0005a58b"/>
    </style:style>
    <style:style style:name="T1" style:family="text">
      <style:text-properties fo:font-weight="normal" officeooo:rsid="0005a58b" style:font-weight-asian="normal" style:font-weight-complex="normal"/>
    </style:style>
    <style:style style:name="T2" style:family="text">
      <style:text-properties fo:font-weight="normal" officeooo:rsid="0007962d" style:font-weight-asian="normal" style:font-weight-complex="normal"/>
    </style:style>
    <style:style style:name="T3" style:family="text">
      <style:text-properties fo:font-weight="normal" officeooo:rsid="00097718" style:font-weight-asian="normal" style:font-weight-complex="normal"/>
    </style:style>
    <style:style style:name="T4" style:family="text">
      <style:text-properties fo:font-weight="normal" officeooo:rsid="000a1622" style:font-weight-asian="normal" style:font-weight-complex="normal"/>
    </style:style>
    <style:style style:name="T5" style:family="text">
      <style:text-properties fo:font-weight="normal" officeooo:rsid="000bf414" style:font-weight-asian="normal" style:font-weight-complex="normal"/>
    </style:style>
    <style:style style:name="T6" style:family="text">
      <style:text-properties fo:font-weight="normal" officeooo:rsid="000e0f88" style:font-weight-asian="normal" style:font-weight-complex="normal"/>
    </style:style>
    <style:style style:name="T7" style:family="text">
      <style:text-properties fo:font-weight="normal" officeooo:rsid="001005b5" style:font-weight-asian="normal" style:font-weight-complex="normal"/>
    </style:style>
    <style:style style:name="T8" style:family="text">
      <style:text-properties fo:font-weight="normal" officeooo:rsid="00109fba" style:font-weight-asian="normal" style:font-weight-complex="normal"/>
    </style:style>
    <style:style style:name="T9" style:family="text">
      <style:text-properties fo:font-weight="normal" officeooo:rsid="0011c302" style:font-weight-asian="normal" style:font-weight-complex="normal"/>
    </style:style>
    <style:style style:name="T10" style:family="text">
      <style:text-properties fo:font-weight="normal" officeooo:rsid="001404c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neka Irem</text:p>
      <text:p text:style-name="P1">MART120</text:p>
      <text:p text:style-name="P1">8/31/2020</text:p>
      <text:p text:style-name="P2">Response to Randy Pausch’s “Last Lecture”</text:p>
      <text:p text:style-name="P3"/>
      <text:p text:style-name="P4"><text:span text:style-name="T1"><text:tab/></text:span><text:span text:style-name="T2">Randy Pausch’s lecture was, for lack of more adequate wording, very impactful. <text:s/></text:span><text:span text:style-name="T3">Although his tone was lighthearted for most of the talk, </text:span><text:span text:style-name="T4">knowing this was a man </text:span><text:span text:style-name="T5">who was just told he had</text:span><text:span text:style-name="T4"> only months left to live lent a somber undertone to all his recountings of important and foundational experiences in his life.</text:span></text:p>
      <text:p text:style-name="P4"><text:span text:style-name="T4"><text:tab/></text:span><text:span text:style-name="T6">A lot of what Dr. Pausch said in his lecture aligned with things I’ve thought, felt, and learned throughout </text:span><text:span text:style-name="T7">my </text:span><text:span text:style-name="T8">own </text:span><text:span text:style-name="T7">time</text:span><text:span text:style-name="T6">. <text:s/></text:span><text:span text:style-name="T7">Throughout the presentation, Dr. Pausch repeatedly asserted that “brick walls are only there to separate us from the people who don’t want it bad enough.” <text:s/></text:span><text:span text:style-name="T8">Things that at first look impossible or as if they’ve hit a dead end often aren’t as insurmountable as they seem, whether those metaphorical “brick walls” come from outside or from within. <text:s/></text:span><text:span text:style-name="T9">Recounting his childhood dream of playing in the NFL and how it led him to practice football, Pausch made a point of how much he learned and grew through that sport, even if he never achieved that specific dream. <text:s/>It’s true that when you think you want something, what you get from pursuing that something is sometimes more valuable than what was being aimed for initially – I think this should be told to all first-year students, to encourage them to find what really calls out to them. <text:s/>Another point Dr. Pausch made that really impressed on me was the importance of a feedback loop – having past experience being rather socially isolated and reserved, I know very well how out-of-touch the lack of a proper feedback loop can make a person feel, and how grounding it can be to have that. <text:s/></text:span></text:p>
      <text:p text:style-name="P4"><text:span text:style-name="T9"><text:tab/></text:span><text:span text:style-name="T10">Overall, this lecture complements the week’s material on mindest quite well. <text:s/>Dr. Pausch makes many examples about how his attitudes toward situations opened up new or different possibilities, as well as the aforementioned brick wall quote – the ability to look at challenges as opportunities. <text:s/>Pausch sums it up quite succinctly at one point in the presentation: <text:s/>“You have to decide if you’re going to be a Tigger or an Eeyore.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31T19:13:59.708000000</meta:creation-date>
    <dc:date>2020-08-31T23:48:41.912000000</dc:date>
    <meta:editing-duration>PT3H3M57S</meta:editing-duration>
    <meta:editing-cycles>10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7" meta:word-count="353" meta:character-count="2070" meta:non-whitespace-character-count="1707"/>
  </office:meta>
</office:document-meta>
</file>